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7cm" draw:marker-end="" draw:marker-end-width="0.37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8cm" svg:stroke-color="#000000" draw:marker-start-width="0.32cm" draw:marker-end="Concave_20_short" draw:marker-end-width="0.32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95cm"/>
      <style:paragraph-properties style:writing-mode="lr-tb"/>
    </style:style>
    <style:style style:name="gr8" style:family="graphic" style:parent-style-name="standard">
      <style:graphic-properties draw:stroke="solid" svg:stroke-width="0.04cm" svg:stroke-color="#000000" draw:marker-start-width="0.06cm" draw:marker-end-width="0.06cm" draw:fill="solid" draw:fill-color="#eeeeee" draw:textarea-horizontal-align="justify" draw:textarea-vertical-align="middle" draw:auto-grow-height="false" fo:min-height="0.575cm" fo:min-width="0.395cm" fo:padding-top="0.145cm" fo:padding-bottom="0.145cm" fo:padding-left="0.27cm" fo:padding-right="0.27cm"/>
    </style:style>
    <style:style style:name="gr9" style:family="graphic" style:parent-style-name="objectwithoutfill">
      <style:graphic-properties draw:stroke="solid" svg:stroke-width="0.04cm" svg:stroke-color="#000000" draw:marker-start-width="0.06cm" draw:marker-end-width="0.06cm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draw:stroke="solid" svg:stroke-width="0.1cm" svg:stroke-color="#000000" draw:marker-start-width="0.15cm" draw:marker-end-width="0.1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04cm" svg:stroke-color="#000000" draw:marker-start-width="0.06cm" draw:marker-end-width="0.06cm" draw:fill="none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draw:stroke="solid" svg:stroke-width="0.08cm" svg:stroke-color="#000000" draw:marker-start-width="0.12cm" draw:marker-end-width="0.12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0.2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0000" loext:opacity="100%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000000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0000" loext:opacity="100%" fo:font-size="12pt" style:font-size-asian="12pt" style:font-size-complex="12pt"/>
    </style:style>
    <style:style style:name="T3" style:family="text">
      <style:text-properties fo:color="#ff0000" loext:opacity="100%" fo:font-size="12pt" style:font-size-asian="12pt" style:font-size-complex="12pt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968cm" svg:y1="4.652cm" svg:x2="7.207cm" svg:y2="4.775cm">
              <text:p/>
            </draw:line>
            <draw:line draw:style-name="gr1" draw:text-style-name="P1" draw:layer="layout" svg:x1="7.207cm" svg:y1="4.76cm" svg:x2="6.968cm" svg:y2="4.883cm">
              <text:p/>
            </draw:line>
            <draw:line draw:style-name="gr1" draw:text-style-name="P1" draw:layer="layout" svg:x1="6.968cm" svg:y1="4.874cm" svg:x2="7.207cm" svg:y2="4.997cm">
              <text:p/>
            </draw:line>
            <draw:line draw:style-name="gr1" draw:text-style-name="P1" draw:layer="layout" svg:x1="7.207cm" svg:y1="4.988cm" svg:x2="6.968cm" svg:y2="5.111cm">
              <text:p/>
            </draw:line>
            <draw:line draw:style-name="gr1" draw:text-style-name="P1" draw:layer="layout" svg:x1="6.968cm" svg:y1="5.096cm" svg:x2="7.207cm" svg:y2="5.219cm">
              <text:p/>
            </draw:line>
            <draw:line draw:style-name="gr1" draw:text-style-name="P1" draw:layer="layout" svg:x1="7.207cm" svg:y1="5.205cm" svg:x2="7.058cm" svg:y2="5.28cm">
              <text:p/>
            </draw:line>
            <draw:line draw:style-name="gr1" draw:text-style-name="P1" draw:layer="layout" svg:x1="7.117cm" svg:y1="4.59cm" svg:x2="6.968cm" svg:y2="4.665cm">
              <text:p/>
            </draw:line>
          </draw:g>
          <draw:line draw:style-name="gr2" draw:text-style-name="P1" draw:layer="layout" svg:x1="7.101cm" svg:y1="4.598cm" svg:x2="7.101cm" svg:y2="4.2cm">
            <text:p/>
          </draw:line>
          <draw:line draw:style-name="gr2" draw:text-style-name="P1" draw:layer="layout" svg:x1="7.085cm" svg:y1="6.785cm" svg:x2="7.085cm" svg:y2="5.255cm">
            <text:p/>
          </draw:line>
          <draw:custom-shape draw:style-name="gr3" draw:text-style-name="P2" draw:layer="layout" svg:width="0.217cm" svg:height="0.218cm" svg:x="6.996cm" svg:y="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089cm" svg:y1="5.965cm" svg:x2="8.004cm" svg:y2="5.965cm">
            <text:p/>
          </draw:line>
          <draw:frame draw:style-name="gr5" draw:text-style-name="P4" draw:layer="layout" svg:width="1.925cm" svg:height="1.673cm" svg:x="7.6cm" svg:y="5.657cm">
            <draw:text-box>
              <text:p text:style-name="P3"><text:span text:style-name="T1"><text:s text:c="2"/></text:span><text:span text:style-name="T1">ADC on ESP32</text:span></text:p>
            </draw:text-box>
          </draw:frame>
          <draw:frame draw:style-name="gr6" draw:text-style-name="P4" draw:layer="layout" svg:width="1.465cm" svg:height="1.199cm" svg:x="3.205cm" svg:y="5.52cm">
            <draw:text-box>
              <text:p text:style-name="P3"><text:span text:style-name="T1"><text:s text:c="2"/></text:span><text:span text:style-name="T2">25 V</text:span></text:p>
            </draw:text-box>
          </draw:frame>
          <draw:frame draw:style-name="gr7" draw:text-style-name="P4" draw:layer="layout" svg:width="1.135cm" svg:height="0.745cm" svg:x="5.905cm" svg:y="6.76cm">
            <draw:text-box>
              <text:p text:style-name="P3"><text:span text:style-name="T2">R2</text:span></text:p>
            </draw:text-box>
          </draw:frame>
          <draw:line draw:style-name="gr2" draw:text-style-name="P1" draw:layer="layout" svg:x1="7.078cm" svg:y1="8.478cm" svg:x2="7.078cm" svg:y2="7.443cm">
            <text:p/>
          </draw:line>
          <draw:line draw:style-name="gr2" draw:text-style-name="P1" draw:layer="layout" svg:x1="7.102cm" svg:y1="4.34cm" svg:x2="7.102cm" svg:y2="3.135cm">
            <text:p/>
          </draw:line>
          <draw:line draw:style-name="gr2" draw:text-style-name="P1" draw:layer="layout" svg:x1="4.93cm" svg:y1="8.46cm" svg:x2="7.111cm" svg:y2="8.46cm">
            <text:p/>
          </draw:line>
          <draw:line draw:style-name="gr2" draw:text-style-name="P1" draw:layer="layout" svg:x1="4.95cm" svg:y1="2.875cm" svg:x2="5.575cm" svg:y2="2.875cm">
            <text:p/>
          </draw:line>
          <draw:g>
            <draw:line draw:style-name="gr1" draw:text-style-name="P1" draw:layer="layout" svg:x1="6.968cm" svg:y1="6.827cm" svg:x2="7.207cm" svg:y2="6.95cm">
              <text:p/>
            </draw:line>
            <draw:line draw:style-name="gr1" draw:text-style-name="P1" draw:layer="layout" svg:x1="7.207cm" svg:y1="6.935cm" svg:x2="6.968cm" svg:y2="7.058cm">
              <text:p/>
            </draw:line>
            <draw:line draw:style-name="gr1" draw:text-style-name="P1" draw:layer="layout" svg:x1="6.968cm" svg:y1="7.049cm" svg:x2="7.207cm" svg:y2="7.172cm">
              <text:p/>
            </draw:line>
            <draw:line draw:style-name="gr1" draw:text-style-name="P1" draw:layer="layout" svg:x1="7.207cm" svg:y1="7.163cm" svg:x2="6.968cm" svg:y2="7.286cm">
              <text:p/>
            </draw:line>
            <draw:line draw:style-name="gr1" draw:text-style-name="P1" draw:layer="layout" svg:x1="6.968cm" svg:y1="7.271cm" svg:x2="7.207cm" svg:y2="7.394cm">
              <text:p/>
            </draw:line>
            <draw:line draw:style-name="gr1" draw:text-style-name="P1" draw:layer="layout" svg:x1="7.207cm" svg:y1="7.38cm" svg:x2="7.058cm" svg:y2="7.455cm">
              <text:p/>
            </draw:line>
            <draw:line draw:style-name="gr1" draw:text-style-name="P1" draw:layer="layout" svg:x1="7.117cm" svg:y1="6.765cm" svg:x2="6.968cm" svg:y2="6.84cm">
              <text:p/>
            </draw:line>
          </draw:g>
          <draw:line draw:style-name="gr2" draw:text-style-name="P1" draw:layer="layout" svg:x1="4.971cm" svg:y1="8.478cm" svg:x2="4.971cm" svg:y2="6.265cm">
            <text:p/>
          </draw:line>
          <draw:line draw:style-name="gr2" draw:text-style-name="P1" draw:layer="layout" svg:x1="4.734cm" svg:y1="6.04cm" svg:x2="5.219cm" svg:y2="6.04cm">
            <text:p/>
          </draw:line>
          <draw:line draw:style-name="gr2" draw:text-style-name="P1" draw:layer="layout" svg:x1="4.734cm" svg:y1="5.69cm" svg:x2="5.219cm" svg:y2="5.69cm">
            <text:p/>
          </draw:line>
          <draw:line draw:style-name="gr2" draw:text-style-name="P1" draw:layer="layout" svg:x1="4.825cm" svg:y1="5.87cm" svg:x2="5.115cm" svg:y2="5.87cm">
            <text:p/>
          </draw:line>
          <draw:line draw:style-name="gr2" draw:text-style-name="P1" draw:layer="layout" svg:x1="4.825cm" svg:y1="6.23cm" svg:x2="5.115cm" svg:y2="6.23cm">
            <text:p/>
          </draw:line>
          <draw:line draw:style-name="gr2" draw:text-style-name="P1" draw:layer="layout" svg:x1="4.979cm" svg:y1="5.673cm" svg:x2="4.979cm" svg:y2="2.88cm">
            <text:p/>
          </draw:line>
          <draw:line draw:style-name="gr2" draw:text-style-name="P1" draw:layer="layout" svg:x1="6.55cm" svg:y1="3.145cm" svg:x2="7.13cm" svg:y2="3.145cm">
            <text:p/>
          </draw:line>
          <draw:g>
            <draw:custom-shape draw:style-name="gr8" draw:text-style-name="P5" draw:layer="layout" svg:width="0.935cm" svg:height="0.865cm" draw:transform="rotate (-1.5707963267949) translate (6.495cm 2.42cm)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1" draw:layer="layout" svg:x1="5.51cm" svg:y1="2.87cm" svg:x2="5.78cm" svg:y2="2.87cm">
              <text:p/>
            </draw:line>
            <draw:line draw:style-name="gr10" draw:text-style-name="P1" draw:layer="layout" svg:x1="6.34cm" svg:y1="2.665cm" svg:x2="6.61cm" svg:y2="2.665cm">
              <text:p/>
            </draw:line>
            <draw:line draw:style-name="gr9" draw:text-style-name="P1" draw:layer="layout" svg:x1="6.355cm" svg:y1="3.14cm" svg:x2="6.625cm" svg:y2="3.14cm">
              <text:p/>
            </draw:line>
            <draw:line draw:style-name="gr11" draw:text-style-name="P1" draw:layer="layout" svg:x1="5.77cm" svg:y1="2.865cm" svg:x2="6.375cm" svg:y2="3.135cm">
              <text:p/>
            </draw:line>
            <draw:line draw:style-name="gr12" draw:text-style-name="P1" draw:layer="layout" svg:x1="6.34cm" svg:y1="3.145cm" svg:x2="6.61cm" svg:y2="3.145cm">
              <text:p/>
            </draw:line>
            <draw:line draw:style-name="gr10" draw:text-style-name="P1" draw:layer="layout" svg:x1="6.34cm" svg:y1="3.14cm" svg:x2="6.61cm" svg:y2="3.14cm">
              <text:p/>
            </draw:line>
            <draw:line draw:style-name="gr10" draw:text-style-name="P1" draw:layer="layout" svg:x1="5.5cm" svg:y1="2.87cm" svg:x2="5.77cm" svg:y2="2.87cm">
              <text:p/>
            </draw:line>
          </draw:g>
          <draw:frame draw:style-name="gr7" draw:text-style-name="P4" draw:layer="layout" svg:width="1.135cm" svg:height="0.745cm" svg:x="5.905cm" svg:y="4.495cm">
            <draw:text-box>
              <text:p text:style-name="P3"><text:span text:style-name="T2">R1</text:span></text:p>
            </draw:text-box>
          </draw:frame>
        </draw:g>
        <draw:g>
          <draw:line draw:style-name="gr1" draw:text-style-name="P1" draw:layer="layout" svg:x1="14.848cm" svg:y1="4.652cm" svg:x2="15.087cm" svg:y2="4.775cm">
            <text:p/>
          </draw:line>
          <draw:line draw:style-name="gr1" draw:text-style-name="P1" draw:layer="layout" svg:x1="15.087cm" svg:y1="4.76cm" svg:x2="14.848cm" svg:y2="4.883cm">
            <text:p/>
          </draw:line>
          <draw:line draw:style-name="gr1" draw:text-style-name="P1" draw:layer="layout" svg:x1="14.848cm" svg:y1="4.874cm" svg:x2="15.087cm" svg:y2="4.997cm">
            <text:p/>
          </draw:line>
          <draw:line draw:style-name="gr1" draw:text-style-name="P1" draw:layer="layout" svg:x1="15.087cm" svg:y1="4.988cm" svg:x2="14.848cm" svg:y2="5.111cm">
            <text:p/>
          </draw:line>
          <draw:line draw:style-name="gr1" draw:text-style-name="P1" draw:layer="layout" svg:x1="14.848cm" svg:y1="5.096cm" svg:x2="15.087cm" svg:y2="5.219cm">
            <text:p/>
          </draw:line>
          <draw:line draw:style-name="gr1" draw:text-style-name="P1" draw:layer="layout" svg:x1="15.087cm" svg:y1="5.205cm" svg:x2="14.938cm" svg:y2="5.28cm">
            <text:p/>
          </draw:line>
          <draw:line draw:style-name="gr1" draw:text-style-name="P1" draw:layer="layout" svg:x1="14.997cm" svg:y1="4.59cm" svg:x2="14.848cm" svg:y2="4.665cm">
            <text:p/>
          </draw:line>
        </draw:g>
        <draw:line draw:style-name="gr2" draw:text-style-name="P1" draw:layer="layout" svg:x1="14.981cm" svg:y1="4.598cm" svg:x2="14.981cm" svg:y2="4.2cm">
          <text:p/>
        </draw:line>
        <draw:line draw:style-name="gr2" draw:text-style-name="P1" draw:layer="layout" svg:x1="14.965cm" svg:y1="6.785cm" svg:x2="14.965cm" svg:y2="5.255cm">
          <text:p/>
        </draw:line>
        <draw:custom-shape draw:style-name="gr3" draw:text-style-name="P2" draw:layer="layout" svg:width="0.217cm" svg:height="0.218cm" svg:x="14.876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969cm" svg:y1="5.965cm" svg:x2="15.884cm" svg:y2="5.965cm">
          <text:p/>
        </draw:line>
        <draw:frame draw:style-name="gr5" draw:text-style-name="P4" draw:layer="layout" svg:width="1.925cm" svg:height="1.673cm" svg:x="15.48cm" svg:y="5.657cm">
          <draw:text-box>
            <text:p text:style-name="P3"><text:span text:style-name="T1"><text:s text:c="2"/></text:span><text:span text:style-name="T1">ADC on ESP32</text:span></text:p>
          </draw:text-box>
        </draw:frame>
        <draw:frame draw:style-name="gr6" draw:text-style-name="P4" draw:layer="layout" svg:width="1.465cm" svg:height="1.199cm" svg:x="11.085cm" svg:y="5.52cm">
          <draw:text-box>
            <text:p text:style-name="P3"><text:span text:style-name="T1"><text:s text:c="2"/></text:span><text:span text:style-name="T3">5 V</text:span></text:p>
          </draw:text-box>
        </draw:frame>
        <draw:frame draw:style-name="gr7" draw:text-style-name="P6" draw:layer="layout" svg:width="1.135cm" svg:height="0.745cm" svg:x="13.785cm" svg:y="6.775cm">
          <draw:text-box>
            <text:p text:style-name="P3"><text:span text:style-name="T3">R4</text:span></text:p>
          </draw:text-box>
        </draw:frame>
        <draw:line draw:style-name="gr2" draw:text-style-name="P1" draw:layer="layout" svg:x1="14.958cm" svg:y1="8.478cm" svg:x2="14.958cm" svg:y2="7.443cm">
          <text:p/>
        </draw:line>
        <draw:line draw:style-name="gr2" draw:text-style-name="P1" draw:layer="layout" svg:x1="14.982cm" svg:y1="4.34cm" svg:x2="14.982cm" svg:y2="3.135cm">
          <text:p/>
        </draw:line>
        <draw:line draw:style-name="gr2" draw:text-style-name="P1" draw:layer="layout" svg:x1="12.81cm" svg:y1="8.46cm" svg:x2="14.991cm" svg:y2="8.46cm">
          <text:p/>
        </draw:line>
        <draw:line draw:style-name="gr2" draw:text-style-name="P1" draw:layer="layout" svg:x1="12.83cm" svg:y1="2.875cm" svg:x2="13.455cm" svg:y2="2.875cm">
          <text:p/>
        </draw:line>
        <draw:g>
          <draw:line draw:style-name="gr1" draw:text-style-name="P1" draw:layer="layout" svg:x1="14.848cm" svg:y1="6.827cm" svg:x2="15.087cm" svg:y2="6.95cm">
            <text:p/>
          </draw:line>
          <draw:line draw:style-name="gr1" draw:text-style-name="P1" draw:layer="layout" svg:x1="15.087cm" svg:y1="6.935cm" svg:x2="14.848cm" svg:y2="7.058cm">
            <text:p/>
          </draw:line>
          <draw:line draw:style-name="gr1" draw:text-style-name="P1" draw:layer="layout" svg:x1="14.848cm" svg:y1="7.049cm" svg:x2="15.087cm" svg:y2="7.172cm">
            <text:p/>
          </draw:line>
          <draw:line draw:style-name="gr1" draw:text-style-name="P1" draw:layer="layout" svg:x1="15.087cm" svg:y1="7.163cm" svg:x2="14.848cm" svg:y2="7.286cm">
            <text:p/>
          </draw:line>
          <draw:line draw:style-name="gr1" draw:text-style-name="P1" draw:layer="layout" svg:x1="14.848cm" svg:y1="7.271cm" svg:x2="15.087cm" svg:y2="7.394cm">
            <text:p/>
          </draw:line>
          <draw:line draw:style-name="gr1" draw:text-style-name="P1" draw:layer="layout" svg:x1="15.087cm" svg:y1="7.38cm" svg:x2="14.938cm" svg:y2="7.455cm">
            <text:p/>
          </draw:line>
          <draw:line draw:style-name="gr1" draw:text-style-name="P1" draw:layer="layout" svg:x1="14.997cm" svg:y1="6.765cm" svg:x2="14.848cm" svg:y2="6.84cm">
            <text:p/>
          </draw:line>
        </draw:g>
        <draw:line draw:style-name="gr2" draw:text-style-name="P1" draw:layer="layout" svg:x1="12.851cm" svg:y1="8.478cm" svg:x2="12.851cm" svg:y2="6.265cm">
          <text:p/>
        </draw:line>
        <draw:line draw:style-name="gr2" draw:text-style-name="P1" draw:layer="layout" svg:x1="12.614cm" svg:y1="6.04cm" svg:x2="13.099cm" svg:y2="6.04cm">
          <text:p/>
        </draw:line>
        <draw:line draw:style-name="gr2" draw:text-style-name="P1" draw:layer="layout" svg:x1="12.614cm" svg:y1="5.69cm" svg:x2="13.099cm" svg:y2="5.69cm">
          <text:p/>
        </draw:line>
        <draw:line draw:style-name="gr2" draw:text-style-name="P1" draw:layer="layout" svg:x1="12.705cm" svg:y1="5.87cm" svg:x2="12.995cm" svg:y2="5.87cm">
          <text:p/>
        </draw:line>
        <draw:line draw:style-name="gr2" draw:text-style-name="P1" draw:layer="layout" svg:x1="12.705cm" svg:y1="6.23cm" svg:x2="12.995cm" svg:y2="6.23cm">
          <text:p/>
        </draw:line>
        <draw:line draw:style-name="gr2" draw:text-style-name="P1" draw:layer="layout" svg:x1="12.859cm" svg:y1="5.673cm" svg:x2="12.859cm" svg:y2="2.88cm">
          <text:p/>
        </draw:line>
        <draw:line draw:style-name="gr2" draw:text-style-name="P1" draw:layer="layout" svg:x1="14.43cm" svg:y1="3.145cm" svg:x2="15.01cm" svg:y2="3.145cm">
          <text:p/>
        </draw:line>
        <draw:g>
          <draw:custom-shape draw:style-name="gr8" draw:text-style-name="P5" draw:layer="layout" svg:width="0.935cm" svg:height="0.865cm" draw:transform="rotate (-1.5707963267949) translate (14.375cm 2.42cm)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3.39cm" svg:y1="2.87cm" svg:x2="13.66cm" svg:y2="2.87cm">
            <text:p/>
          </draw:line>
          <draw:line draw:style-name="gr10" draw:text-style-name="P1" draw:layer="layout" svg:x1="14.22cm" svg:y1="2.665cm" svg:x2="14.49cm" svg:y2="2.665cm">
            <text:p/>
          </draw:line>
          <draw:line draw:style-name="gr9" draw:text-style-name="P1" draw:layer="layout" svg:x1="14.235cm" svg:y1="3.14cm" svg:x2="14.505cm" svg:y2="3.14cm">
            <text:p/>
          </draw:line>
          <draw:line draw:style-name="gr11" draw:text-style-name="P1" draw:layer="layout" svg:x1="13.65cm" svg:y1="2.865cm" svg:x2="14.255cm" svg:y2="3.135cm">
            <text:p/>
          </draw:line>
          <draw:line draw:style-name="gr12" draw:text-style-name="P1" draw:layer="layout" svg:x1="14.22cm" svg:y1="3.145cm" svg:x2="14.49cm" svg:y2="3.145cm">
            <text:p/>
          </draw:line>
          <draw:line draw:style-name="gr10" draw:text-style-name="P1" draw:layer="layout" svg:x1="14.22cm" svg:y1="3.14cm" svg:x2="14.49cm" svg:y2="3.14cm">
            <text:p/>
          </draw:line>
          <draw:line draw:style-name="gr10" draw:text-style-name="P1" draw:layer="layout" svg:x1="13.38cm" svg:y1="2.87cm" svg:x2="13.65cm" svg:y2="2.87cm">
            <text:p/>
          </draw:line>
        </draw:g>
        <draw:frame draw:style-name="gr7" draw:text-style-name="P6" draw:layer="layout" svg:width="1.135cm" svg:height="0.745cm" svg:x="13.785cm" svg:y="4.495cm">
          <draw:text-box>
            <text:p text:style-name="P3"><text:span text:style-name="T3">R3</text:span></text:p>
          </draw:text-box>
        </draw:frame>
        <draw:g>
          <draw:g>
            <draw:line draw:style-name="gr1" draw:text-style-name="P1" draw:layer="layout" svg:x1="22.808cm" svg:y1="4.652cm" svg:x2="23.047cm" svg:y2="4.775cm">
              <text:p/>
            </draw:line>
            <draw:line draw:style-name="gr1" draw:text-style-name="P1" draw:layer="layout" svg:x1="23.047cm" svg:y1="4.76cm" svg:x2="22.808cm" svg:y2="4.883cm">
              <text:p/>
            </draw:line>
            <draw:line draw:style-name="gr1" draw:text-style-name="P1" draw:layer="layout" svg:x1="22.808cm" svg:y1="4.874cm" svg:x2="23.047cm" svg:y2="4.997cm">
              <text:p/>
            </draw:line>
            <draw:line draw:style-name="gr1" draw:text-style-name="P1" draw:layer="layout" svg:x1="23.047cm" svg:y1="4.988cm" svg:x2="22.808cm" svg:y2="5.111cm">
              <text:p/>
            </draw:line>
            <draw:line draw:style-name="gr1" draw:text-style-name="P1" draw:layer="layout" svg:x1="22.808cm" svg:y1="5.096cm" svg:x2="23.047cm" svg:y2="5.219cm">
              <text:p/>
            </draw:line>
            <draw:line draw:style-name="gr1" draw:text-style-name="P1" draw:layer="layout" svg:x1="23.047cm" svg:y1="5.205cm" svg:x2="22.898cm" svg:y2="5.28cm">
              <text:p/>
            </draw:line>
            <draw:line draw:style-name="gr1" draw:text-style-name="P1" draw:layer="layout" svg:x1="22.957cm" svg:y1="4.59cm" svg:x2="22.808cm" svg:y2="4.665cm">
              <text:p/>
            </draw:line>
          </draw:g>
          <draw:line draw:style-name="gr2" draw:text-style-name="P1" draw:layer="layout" svg:x1="22.941cm" svg:y1="4.598cm" svg:x2="22.941cm" svg:y2="4.2cm">
            <text:p/>
          </draw:line>
          <draw:line draw:style-name="gr2" draw:text-style-name="P1" draw:layer="layout" svg:x1="22.925cm" svg:y1="6.785cm" svg:x2="22.925cm" svg:y2="5.255cm">
            <text:p/>
          </draw:line>
          <draw:custom-shape draw:style-name="gr3" draw:text-style-name="P2" draw:layer="layout" svg:width="0.217cm" svg:height="0.218cm" svg:x="22.836cm" svg:y="5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2.929cm" svg:y1="5.965cm" svg:x2="23.844cm" svg:y2="5.965cm">
            <text:p/>
          </draw:line>
          <draw:frame draw:style-name="gr5" draw:text-style-name="P4" draw:layer="layout" svg:width="1.925cm" svg:height="1.673cm" svg:x="23.44cm" svg:y="5.657cm">
            <draw:text-box>
              <text:p text:style-name="P3"><text:span text:style-name="T1"><text:s text:c="2"/></text:span><text:span text:style-name="T1">ADC on ESP32</text:span></text:p>
            </draw:text-box>
          </draw:frame>
          <draw:frame draw:style-name="gr6" draw:text-style-name="P4" draw:layer="layout" svg:width="1.465cm" svg:height="1.199cm" svg:x="19.045cm" svg:y="5.52cm">
            <draw:text-box>
              <text:p text:style-name="P3"><text:span text:style-name="T1"><text:s text:c="2"/></text:span><text:span text:style-name="T1">? V</text:span></text:p>
            </draw:text-box>
          </draw:frame>
          <draw:frame draw:style-name="gr7" draw:text-style-name="P7" draw:layer="layout" svg:width="1.135cm" svg:height="0.745cm" svg:x="21.745cm" svg:y="6.76cm">
            <draw:text-box>
              <text:p text:style-name="P3"><text:span text:style-name="T4">R6</text:span></text:p>
            </draw:text-box>
          </draw:frame>
          <draw:line draw:style-name="gr2" draw:text-style-name="P1" draw:layer="layout" svg:x1="22.918cm" svg:y1="8.478cm" svg:x2="22.918cm" svg:y2="7.443cm">
            <text:p/>
          </draw:line>
          <draw:line draw:style-name="gr2" draw:text-style-name="P1" draw:layer="layout" svg:x1="22.942cm" svg:y1="4.34cm" svg:x2="22.942cm" svg:y2="3.135cm">
            <text:p/>
          </draw:line>
          <draw:line draw:style-name="gr2" draw:text-style-name="P1" draw:layer="layout" svg:x1="20.77cm" svg:y1="8.46cm" svg:x2="22.951cm" svg:y2="8.46cm">
            <text:p/>
          </draw:line>
          <draw:line draw:style-name="gr2" draw:text-style-name="P1" draw:layer="layout" svg:x1="20.79cm" svg:y1="2.875cm" svg:x2="21.415cm" svg:y2="2.875cm">
            <text:p/>
          </draw:line>
          <draw:g>
            <draw:line draw:style-name="gr1" draw:text-style-name="P1" draw:layer="layout" svg:x1="22.808cm" svg:y1="6.827cm" svg:x2="23.047cm" svg:y2="6.95cm">
              <text:p/>
            </draw:line>
            <draw:line draw:style-name="gr1" draw:text-style-name="P1" draw:layer="layout" svg:x1="23.047cm" svg:y1="6.935cm" svg:x2="22.808cm" svg:y2="7.058cm">
              <text:p/>
            </draw:line>
            <draw:line draw:style-name="gr1" draw:text-style-name="P1" draw:layer="layout" svg:x1="22.808cm" svg:y1="7.049cm" svg:x2="23.047cm" svg:y2="7.172cm">
              <text:p/>
            </draw:line>
            <draw:line draw:style-name="gr1" draw:text-style-name="P1" draw:layer="layout" svg:x1="23.047cm" svg:y1="7.163cm" svg:x2="22.808cm" svg:y2="7.286cm">
              <text:p/>
            </draw:line>
            <draw:line draw:style-name="gr1" draw:text-style-name="P1" draw:layer="layout" svg:x1="22.808cm" svg:y1="7.271cm" svg:x2="23.047cm" svg:y2="7.394cm">
              <text:p/>
            </draw:line>
            <draw:line draw:style-name="gr1" draw:text-style-name="P1" draw:layer="layout" svg:x1="23.047cm" svg:y1="7.38cm" svg:x2="22.898cm" svg:y2="7.455cm">
              <text:p/>
            </draw:line>
            <draw:line draw:style-name="gr1" draw:text-style-name="P1" draw:layer="layout" svg:x1="22.957cm" svg:y1="6.765cm" svg:x2="22.808cm" svg:y2="6.84cm">
              <text:p/>
            </draw:line>
          </draw:g>
          <draw:line draw:style-name="gr2" draw:text-style-name="P1" draw:layer="layout" svg:x1="20.811cm" svg:y1="8.478cm" svg:x2="20.811cm" svg:y2="6.265cm">
            <text:p/>
          </draw:line>
          <draw:line draw:style-name="gr2" draw:text-style-name="P1" draw:layer="layout" svg:x1="20.574cm" svg:y1="6.04cm" svg:x2="21.059cm" svg:y2="6.04cm">
            <text:p/>
          </draw:line>
          <draw:line draw:style-name="gr2" draw:text-style-name="P1" draw:layer="layout" svg:x1="20.574cm" svg:y1="5.69cm" svg:x2="21.059cm" svg:y2="5.69cm">
            <text:p/>
          </draw:line>
          <draw:line draw:style-name="gr2" draw:text-style-name="P1" draw:layer="layout" svg:x1="20.665cm" svg:y1="5.87cm" svg:x2="20.955cm" svg:y2="5.87cm">
            <text:p/>
          </draw:line>
          <draw:line draw:style-name="gr2" draw:text-style-name="P1" draw:layer="layout" svg:x1="20.665cm" svg:y1="6.23cm" svg:x2="20.955cm" svg:y2="6.23cm">
            <text:p/>
          </draw:line>
          <draw:line draw:style-name="gr2" draw:text-style-name="P1" draw:layer="layout" svg:x1="20.819cm" svg:y1="5.673cm" svg:x2="20.819cm" svg:y2="2.88cm">
            <text:p/>
          </draw:line>
          <draw:line draw:style-name="gr2" draw:text-style-name="P1" draw:layer="layout" svg:x1="22.39cm" svg:y1="3.145cm" svg:x2="22.97cm" svg:y2="3.145cm">
            <text:p/>
          </draw:line>
          <draw:g>
            <draw:custom-shape draw:style-name="gr8" draw:text-style-name="P5" draw:layer="layout" svg:width="0.935cm" svg:height="0.865cm" draw:transform="rotate (-1.5707963267949) translate (22.335cm 2.42cm)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1" draw:layer="layout" svg:x1="21.35cm" svg:y1="2.87cm" svg:x2="21.62cm" svg:y2="2.87cm">
              <text:p/>
            </draw:line>
            <draw:line draw:style-name="gr10" draw:text-style-name="P1" draw:layer="layout" svg:x1="22.18cm" svg:y1="2.665cm" svg:x2="22.45cm" svg:y2="2.665cm">
              <text:p/>
            </draw:line>
            <draw:line draw:style-name="gr9" draw:text-style-name="P1" draw:layer="layout" svg:x1="22.195cm" svg:y1="3.14cm" svg:x2="22.465cm" svg:y2="3.14cm">
              <text:p/>
            </draw:line>
            <draw:line draw:style-name="gr11" draw:text-style-name="P1" draw:layer="layout" svg:x1="21.61cm" svg:y1="2.865cm" svg:x2="22.215cm" svg:y2="3.135cm">
              <text:p/>
            </draw:line>
            <draw:line draw:style-name="gr12" draw:text-style-name="P1" draw:layer="layout" svg:x1="22.18cm" svg:y1="3.145cm" svg:x2="22.45cm" svg:y2="3.145cm">
              <text:p/>
            </draw:line>
            <draw:line draw:style-name="gr10" draw:text-style-name="P1" draw:layer="layout" svg:x1="22.18cm" svg:y1="3.14cm" svg:x2="22.45cm" svg:y2="3.14cm">
              <text:p/>
            </draw:line>
            <draw:line draw:style-name="gr10" draw:text-style-name="P1" draw:layer="layout" svg:x1="21.34cm" svg:y1="2.87cm" svg:x2="21.61cm" svg:y2="2.87cm">
              <text:p/>
            </draw:line>
          </draw:g>
          <draw:frame draw:style-name="gr7" draw:text-style-name="P7" draw:layer="layout" svg:width="1.135cm" svg:height="0.745cm" svg:x="21.745cm" svg:y="4.495cm">
            <draw:text-box>
              <text:p text:style-name="P3"><text:span text:style-name="T4">R5</text:span></text:p>
            </draw:text-box>
          </draw:frame>
          <draw:frame draw:style-name="gr13" draw:text-style-name="P8" draw:layer="layout" svg:width="7.68cm" svg:height="10.465cm" svg:x="2.635cm" svg:y="9.335cm">
            <draw:text-box>
              <text:p><text:span text:style-name="T5">Want 10 ma current when down to 8 volts</text:span></text:p>
              <text:p><text:span text:style-name="T5">R = V/I <text:s/>= 8/.010 = 800 Ohms</text:span></text:p>
              <text:p><text:span text:style-name="T5"/></text:p>
              <text:p><text:span text:style-name="T5">R1 + R2 = 800 Ohms <text:s text:c="4"/>[1]</text:span></text:p>
              <text:p><text:span text:style-name="T5"/></text:p>
              <text:p><text:span text:style-name="T5">Want to divide top of scale down to .95</text:span></text:p>
              <text:p><text:span text:style-name="T5"/></text:p>
              <text:p><text:span text:style-name="T5">R1/R2 = (25 - .95) / .95 = 25.316</text:span></text:p>
              <text:p><text:span text:style-name="T5"><text:s text:c="5"/></text:span><text:span text:style-name="T5">R1 = R2 * 25.316 <text:s text:c="5"/>[2]</text:span></text:p>
              <text:p><text:span text:style-name="T5"/></text:p>
              <text:p><text:span text:style-name="T5">Substituting [2] into [1]...</text:span></text:p>
              <text:p><text:span text:style-name="T5"/></text:p>
              <text:p><text:span text:style-name="T5">R2 * 25.316 + R2 = 800</text:span></text:p>
              <text:p><text:span text:style-name="T5">R2 * (25.316+1) = 800</text:span></text:p>
              <text:p><text:span text:style-name="T5">R2 = 800/(25.316+1) = 30.400</text:span></text:p>
              <text:p><text:span text:style-name="T5"/></text:p>
              <text:p><text:span text:style-name="T5">Substituting into [1]</text:span></text:p>
              <text:p><text:span text:style-name="T5"/></text:p>
              <text:p><text:span text:style-name="T5">R1 = 800 – R2 = 800 – 30.400 </text:span></text:p>
              <text:p><text:span text:style-name="T5"><text:s text:c="5"/></text:span><text:span text:style-name="T5">= 769.600</text:span></text:p>
            </draw:text-box>
          </draw:frame>
          <draw:frame draw:style-name="gr13" draw:text-style-name="P8" draw:layer="layout" svg:width="7.68cm" svg:height="10.465cm" svg:x="10.965cm" svg:y="9.335cm">
            <draw:text-box>
              <text:p><text:span text:style-name="T5">Want 10 ma current when down to 3 volts</text:span></text:p>
              <text:p><text:span text:style-name="T5">R = V/I <text:s/>= 3/.010 = 300 Ohms</text:span></text:p>
              <text:p><text:span text:style-name="T5"/></text:p>
              <text:p><text:span text:style-name="T5">R3 + R4 = 300 Ohms <text:s text:c="4"/>[3]</text:span></text:p>
              <text:p><text:span text:style-name="T5"/></text:p>
              <text:p><text:span text:style-name="T5">Want to divide top of scale down to .95</text:span></text:p>
              <text:p><text:span text:style-name="T5"/></text:p>
              <text:p><text:span text:style-name="T5">R3/R4 = (5.5 - .95) / .95 = 4.789</text:span></text:p>
              <text:p><text:span text:style-name="T5"><text:s text:c="5"/></text:span><text:span text:style-name="T5">R3 = R4 * 4.789 <text:s text:c="8"/>[4]</text:span></text:p>
              <text:p><text:span text:style-name="T5"/></text:p>
              <text:p><text:span text:style-name="T5">Substituting [4] into [3]...</text:span></text:p>
              <text:p><text:span text:style-name="T5"/></text:p>
              <text:p><text:span text:style-name="T5">R4 * 4.789 + R4 = 300</text:span></text:p>
              <text:p><text:span text:style-name="T5">R4 * (4.789 + 1) = 300</text:span></text:p>
              <text:p><text:span text:style-name="T5">R4 = 300/(4.789 + 1) = 51.82</text:span></text:p>
              <text:p><text:span text:style-name="T5"/></text:p>
              <text:p><text:span text:style-name="T5">Substituting into [3]</text:span></text:p>
              <text:p><text:span text:style-name="T5"/></text:p>
              <text:p><text:span text:style-name="T5">R3 = 300 – R4 = 300 – 51.82 </text:span></text:p>
              <text:p><text:span text:style-name="T5"><text:s text:c="5"/></text:span><text:span text:style-name="T5">= 248.18</text:span></text:p>
            </draw:text-box>
          </draw:frame>
          <draw:frame draw:style-name="gr13" draw:text-style-name="P8" draw:layer="layout" svg:width="7.68cm" svg:height="10.465cm" svg:x="19.295cm" svg:y="9.335cm">
            <draw:text-box>
              <text:p><text:span text:style-name="T5">Want 10 ma current when down to ? volts</text:span></text:p>
              <text:p><text:span text:style-name="T5">R = V/I <text:s/>= ?/.010 = 800 Ohms</text:span></text:p>
              <text:p><text:span text:style-name="T5"/></text:p>
              <text:p><text:span text:style-name="T5">R5 + R6 = ? Ohms <text:s text:c="4"/>[5]</text:span></text:p>
              <text:p><text:span text:style-name="T5"/></text:p>
              <text:p><text:span text:style-name="T5">Want to divide top of scale down to .95</text:span></text:p>
              <text:p><text:span text:style-name="T5"/></text:p>
              <text:p><text:span text:style-name="T5">R5/R6 = (? - .95)/.95 = ?</text:span></text:p>
              <text:p><text:span text:style-name="T5"><text:s text:c="5"/></text:span><text:span text:style-name="T5">R5 = R6 * ? <text:s text:c="11"/>[6]</text:span></text:p>
              <text:p><text:span text:style-name="T5"/></text:p>
              <text:p><text:span text:style-name="T5">Substituting [6] into [5]...</text:span></text:p>
              <text:p><text:span text:style-name="T5"/></text:p>
              <text:p><text:span text:style-name="T5">R6 * ? + R6 = ?</text:span></text:p>
              <text:p><text:span text:style-name="T5">R6 * (? + 1) = ?</text:span></text:p>
              <text:p><text:span text:style-name="T5">R6 = ?/(? + 1) = ?</text:span></text:p>
              <text:p><text:span text:style-name="T5"/></text:p>
              <text:p><text:span text:style-name="T5">Substituting into [5]</text:span></text:p>
              <text:p><text:span text:style-name="T5"/></text:p>
              <text:p><text:span text:style-name="T5">R5 = ? – R6 </text:span></text:p>
              <text:p><text:span text:style-name="T5"><text:s text:c="5"/></text:span><text:span text:style-name="T5">= ?</text:span></text:p>
            </draw:text-box>
          </draw:frame>
        </draw:g>
        <draw:frame draw:style-name="gr5" draw:text-style-name="P10" draw:layer="layout" svg:width="13cm" svg:height="1.673cm" svg:x="7.205cm" svg:y="1.077cm">
          <draw:text-box>
            <text:p text:style-name="P9"><text:span text:style-name="T1"><text:s text:c="2"/></text:span><text:span text:style-name="T6">Voltage Divider Calculations for HexaFloorRid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5T18:40:43.339000000</meta:creation-date>
    <dc:date>2022-06-16T19:34:45.414000000</dc:date>
    <meta:editing-duration>PT1H3M41S</meta:editing-duration>
    <meta:editing-cycles>6</meta:editing-cycles>
    <meta:generator>LibreOffice/7.2.7.2$Windows_X86_64 LibreOffice_project/8d71d29d553c0f7dcbfa38fbfda25ee34cce99a2</meta:generator>
    <meta:document-statistic meta:object-count="138"/>
  </office:meta>
</office:document-meta>
</file>